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8eff4" style:text-align-source="fix" style:repeat-content="false"/>
      <style:paragraph-properties fo:text-align="center" fo:margin-left="0mm"/>
    </style:style>
    <style:style style:name="T1" style:family="text">
      <style:text-properties fo:color="#fcc79b"/>
    </style:style>
    <style:style style:name="T2" style:family="text">
      <style:text-properties fo:color="#7f0055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2a00ff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6a3e3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2" office:value-type="string" calcext:value-type="string">
            <text:p>Daniel Amarillo Morale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/>
          <table:table-cell office:value-type="string" calcext:value-type="string">
            <text:p>missatge de benvinguda amb el nom de la lliga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tilitzar rutes relatives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mmagatzemar totes les dades a sota de la carpeta “data”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iagonal <text:span text:style-name="T1">(els comentaris, es a dir lo més important, els he copiat abaix)</text:span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operties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JSON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ersisteix l’idioma seleccionat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ossibilitat de seleccionar nous idiomes afegits posteriormen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quan arrenca l'aplicació es fa còpia de segureta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l directori backup només es guarden dues versio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rear tants directoris com equips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table:style-name="ce2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ànquing de la llig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trar la capital d'un pais a partir del nom del pais</text:p>
          </table:table-cell>
          <table:table-cell table:number-columns-repeated="4"/>
          <table:table-cell office:value-type="float" office:value="0.7" calcext:value-type="float">
            <text:p>0,7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ïsos amb tasa unemployment &gt; 68%</text:p>
          </table:table-cell>
          <table:table-cell table:number-columns-repeated="4"/>
          <table:table-cell office:value-type="float" office:value="0.7" calcext:value-type="float">
            <text:p>0,7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apitals de provincia de "Germany"</text:p>
          </table:table-cell>
          <table:table-cell table:number-columns-repeated="4"/>
          <table:table-cell office:value-type="float" office:value="1.1" calcext:value-type="float">
            <text:p>1,1</text:p>
          </table:table-cell>
          <table:table-cell table:style-name="ce2" office:value-type="float" office:value="1.1" calcext:value-type="float">
            <text:p>1,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5:.G34])" office:value-type="float" office:value="7.5" calcext:value-type="float">
            <text:p>7,5</text:p>
          </table:table-cell>
          <table:table-cell table:formula="of:=SUM([.H5:.H34])" office:value-type="float" office:value="6" calcext:value-type="float">
            <text:p>6</text:p>
          </table:table-cell>
          <table:table-cell table:style-name="ce1" table:formula="of:=SUM([.I5:.I34])" office:value-type="float" office:value="7.5" calcext:value-type="float">
            <text:p>7,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qualsevol comentari què mereixi la pena ser llegit pel professor hauria d’estar aquí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ML: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<text:span text:style-name="T2">public</text:span><text:span text:style-name="T3"> List&lt;String&gt; unemploymentPlus() {</text:span>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<text:span text:style-name="T2">return</text:span><text:span text:style-name="T3"> </text:span><text:span text:style-name="T4">super</text:span><text:span text:style-name="T3">.extractList(</text:span><text:span text:style-name="T5">"/world/country/unemployment[text()&gt;68]/../@car_code"</text:span><text:span text:style-name="T3">);</text:span>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<text:s/>}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<text:span text:style-name="T2">public</text:span><text:span text:style-name="T3"> String capital(String </text:span><text:span text:style-name="T6">name</text:span><text:span text:style-name="T3">) {</text:span>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<text:span text:style-name="T2">return</text:span><text:span text:style-name="T3"> </text:span><text:span text:style-name="T4">super</text:span><text:span text:style-name="T3">.extractValue(</text:span><text:span text:style-name="T5">"/world/country/name[text()='"</text:span><text:span text:style-name="T3">+</text:span><text:span text:style-name="T6">name</text:span><text:span text:style-name="T3">+</text:span><text:span text:style-name="T5">"']/../@capital"</text:span><text:span text:style-name="T3">);</text:span>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<text:s/>}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 <text:span text:style-name="T2">public</text:span><text:span text:style-name="T3"> List&lt;String&gt; GermanCap() {</text:span></text:p>
            <text:p><text:span text:style-name="T2">return</text:span><text:span text:style-name="T3"> </text:span><text:span text:style-name="T4">super</text:span><text:span text:style-name="T3">.extractList(</text:span><text:span text:style-name="T5">"/world/country/name[text()='Germany']/../province/name/text()"</text:span><text:span text:style-name="T3">);</text:span></text:p>
            <text:p>}</text:p>
          </table:table-cell>
          <table:table-cell table:number-columns-repeated="7"/>
        </table:table-row>
        <table:table-row table:style-name="ro1">
          <table:table-cell/>
          <table:table-cell table:style-name="ce6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<text:s/>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iagonal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 crear la liga le he indicado que cuando un equipo se enfrente a si mismo me guarde un String en lugar de los datos del parti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 el caso 6 recorro los partidos y cuando llego a uno en el que el equipo se enfrenta a si mismo mustro por pantalla el String que hay guardado en el RA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a el caso 5 vuelvo a recorrer los partidos del RAF y cuando llego a uno que ambos equipos son el mismo le pido al usuario que inserte la descrpcion de dicho equipo y la guardo ene el archivo RAF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entario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 case 7 (El ranking) no funciona del tod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 case 3 me ha empezado a fallar y no entiendo porque (modificar partido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 modificar las descripciones aunque antes lo hacia correctamente ahora ha dejado de funcionar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Cambios en casa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bio signo del if del case 5 (la linea 415) de &gt; a &l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bio en el case 3 linea 273 igualando a u string vacio en lugar de al contenido del archivo binario</text:p>
          </table:table-cell>
          <table:table-cell table:number-columns-repeated="7"/>
        </table:table-row>
        <table:table-row table:style-name="ro1" table:number-rows-repeated="104850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20:14:41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32:08.236401798</meta:creation-date>
    <dc:date>2018-10-30T20:20:53.095000000</dc:date>
    <meta:editing-duration>PT1H55M56S</meta:editing-duration>
    <meta:editing-cycles>11</meta:editing-cycles>
    <meta:generator>LibreOffice/6.1.2.1$Windows_X86_64 LibreOffice_project/65905a128db06ba48db947242809d14d3f9a93fe</meta:generator>
    <meta:document-statistic meta:table-count="1" meta:cell-count="87" meta:object-count="0"/>
  </office:meta>
</office:document-meta>
</file>